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5c2d0" officeooo:paragraph-rsid="0005ca63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rja pazo Parga <text:s text:c="50"/>IPE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09:05.334757100</meta:creation-date>
    <dc:date>2025-09-25T16:13:05.406684500</dc:date>
    <meta:editing-duration>PT10M57S</meta:editing-duration>
    <meta:editing-cycles>2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1" meta:word-count="4" meta:character-count="71" meta:non-whitespace-character-count="18"/>
  </office:meta>
</office:document-meta>
</file>